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auquier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27">
            <text:p>227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12">
            <text:p>212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5">
            <text:p>3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659">
            <text:p>659</text:p>
          </table:table-cell>
          <table:table-cell table:style-name="ce22" office:value-type="float" office:value="95">
            <text:p>9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66">
            <text:p>6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59">
            <text:p>35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54">
            <text:p>25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297">
            <text:p>1297</text:p>
          </table:table-cell>
          <table:table-cell table:style-name="ce22" office:value-type="float" office:value="92">
            <text:p>9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956">
            <text:p>1956</text:p>
          </table:table-cell>
          <table:table-cell table:style-name="ce22" office:value-type="float" office:value="187">
            <text:p>18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